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weight="bold" officeooo:rsid="000fee05" officeooo:paragraph-rsid="000fee05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Ubuntu Mono" fo:font-weight="bold" officeooo:rsid="000fee05" officeooo:paragraph-rsid="000fee05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Ubuntu Mono" fo:font-weight="bold" officeooo:rsid="00103652" officeooo:paragraph-rsid="00103652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Ubuntu Mono" fo:font-weight="bold" officeooo:rsid="00103652" officeooo:paragraph-rsid="0014d6a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Ubuntu Mono" fo:font-weight="bold" officeooo:rsid="0014c028" officeooo:paragraph-rsid="0014c028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Ubuntu Mono" fo:font-weight="bold" officeooo:rsid="0014c028" officeooo:paragraph-rsid="0014d6ad" style:font-weight-asian="bold" style:font-weight-complex="bold"/>
    </style:style>
    <style:style style:name="P7" style:family="paragraph" style:parent-style-name="Standard">
      <style:text-properties style:font-name="Ubuntu Mono" fo:font-weight="bold" officeooo:rsid="0014d6ad" officeooo:paragraph-rsid="0014d6a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Ubuntu Mono" fo:font-weight="bold" officeooo:paragraph-rsid="0011a23c"/>
    </style:style>
    <style:style style:name="P9" style:family="paragraph" style:parent-style-name="Standard">
      <style:paragraph-properties fo:text-align="justify" style:justify-single-word="false"/>
      <style:text-properties style:font-name="Ubuntu Mono" fo:font-weight="bold" officeooo:paragraph-rsid="0014361a"/>
    </style:style>
    <style:style style:name="P10" style:family="paragraph" style:parent-style-name="Standard">
      <style:paragraph-properties fo:text-align="justify" style:justify-single-word="false"/>
      <style:text-properties style:font-name="Ubuntu Mono" fo:font-weight="bold" officeooo:paragraph-rsid="0014d6ad"/>
    </style:style>
    <style:style style:name="P11" style:family="paragraph" style:parent-style-name="Standard">
      <style:paragraph-properties fo:text-align="justify" style:justify-single-word="false"/>
      <style:text-properties officeooo:paragraph-rsid="0014d6ad"/>
    </style:style>
    <style:style style:name="P12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  <style:text-properties style:font-name="Ubuntu Mono" fo:font-weight="bold" officeooo:paragraph-rsid="0014d6ad"/>
    </style:style>
    <style:style style:name="P13" style:family="paragraph" style:parent-style-name="Text_20_body">
      <style:text-properties fo:font-weight="bold" officeooo:rsid="00103652" officeooo:paragraph-rsid="00103652" style:font-weight-asian="bold" style:font-weight-complex="bold"/>
    </style:style>
    <style:style style:name="P14" style:family="paragraph" style:parent-style-name="normal" style:list-style-name="WWNum1">
      <style:paragraph-properties fo:margin-left="1.27cm" fo:margin-right="0cm" fo:text-align="justify" style:justify-single-word="false" fo:text-indent="-0.635cm" style:auto-text-indent="false"/>
      <style:text-properties officeooo:paragraph-rsid="0014c02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3652" style:font-weight-asian="normal" style:font-weight-complex="normal"/>
    </style:style>
    <style:style style:name="T3" style:family="text">
      <style:text-properties fo:font-weight="normal" officeooo:rsid="0011a23c" style:font-weight-asian="normal" style:font-weight-complex="normal"/>
    </style:style>
    <style:style style:name="T4" style:family="text">
      <style:text-properties fo:font-weight="normal" officeooo:rsid="001334c6" style:font-weight-asian="normal" style:font-weight-complex="normal"/>
    </style:style>
    <style:style style:name="T5" style:family="text">
      <style:text-properties fo:font-weight="normal" officeooo:rsid="0014361a" style:font-weight-asian="normal" style:font-weight-complex="normal"/>
    </style:style>
    <style:style style:name="T6" style:family="text">
      <style:text-properties fo:font-weight="normal" officeooo:rsid="0014c028" style:font-weight-asian="normal" style:font-weight-complex="normal"/>
    </style:style>
    <style:style style:name="T7" style:family="text">
      <style:text-properties fo:font-weight="normal" officeooo:rsid="0014d6ad" style:font-weight-asian="normal" style:font-weight-complex="normal"/>
    </style:style>
    <style:style style:name="T8" style:family="text">
      <style:text-properties fo:font-weight="normal" officeooo:rsid="00103652" style:font-weight-asian="bold" style:font-weight-complex="bold"/>
    </style:style>
    <style:style style:name="T9" style:family="text">
      <style:text-properties officeooo:rsid="0011a23c"/>
    </style:style>
    <style:style style:name="T10" style:family="text">
      <style:text-properties fo:font-variant="normal" fo:text-transform="none" fo:color="#000000" fo:font-size="12pt" fo:letter-spacing="normal" fo:font-style="normal" fo:font-weight="normal" officeooo:rsid="0011a23c" style:font-weight-asian="normal" style:font-weight-complex="normal"/>
    </style:style>
    <style:style style:name="T11" style:family="text">
      <style:text-properties officeooo:rsid="00103652" style:font-weight-asian="bold" style:font-weight-complex="bold"/>
    </style:style>
    <style:style style:name="T12" style:family="text">
      <style:text-properties officeooo:rsid="0011a23c" style:font-weight-asian="bold" style:font-weight-complex="bold"/>
    </style:style>
    <style:style style:name="T13" style:family="text">
      <style:text-properties style:font-name="Ubuntu Mono" fo:font-weight="bold" officeooo:rsid="000fee05" style:font-weight-asian="bold" style:font-weight-complex="bold"/>
    </style:style>
    <style:style style:name="T14" style:family="text">
      <style:text-properties style:font-name="Ubuntu Mono" fo:font-weight="bold" officeooo:rsid="0014361a" style:font-weight-asian="bold" style:font-weight-complex="bold"/>
    </style:style>
    <style:style style:name="T15" style:family="text">
      <style:text-properties style:font-name="Ubuntu Mono" fo:font-weight="normal" officeooo:rsid="000fee05" style:font-weight-asian="normal" style:font-weight-complex="normal"/>
    </style:style>
    <style:style style:name="T16" style:family="text">
      <style:text-properties style:font-name="Ubuntu Mono" fo:font-weight="normal" officeooo:rsid="0014c028" style:font-weight-asian="normal" style:font-weight-complex="normal"/>
    </style:style>
    <style:style style:name="T17" style:family="text">
      <style:text-properties style:font-name="Ubuntu Mono" fo:font-weight="normal" officeooo:rsid="0014361a" style:font-weight-asian="normal" style:font-weight-complex="normal"/>
    </style:style>
    <style:style style:name="T18" style:family="text">
      <style:text-properties style:font-name="Ubuntu Mono" fo:font-weight="normal" officeooo:rsid="0011a23c" style:font-weight-asian="normal" style:font-weight-complex="normal"/>
    </style:style>
    <style:style style:name="T19" style:family="text">
      <style:text-properties style:font-name="Ubuntu Mono" officeooo:rsid="000fee05"/>
    </style:style>
    <style:style style:name="T20" style:family="text">
      <style:text-properties style:font-name="Ubuntu Mono" officeooo:rsid="001436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 <text:span text:style-name="T1">Roberto Gabriel Mangabeira Santana</text:span></text:p>
      <text:p text:style-name="P1">Matrícula: <text:span text:style-name="T1">19/0019620</text:span></text:p>
      <text:p text:style-name="P1">Disciplina/Turma: <text:span text:style-name="T1">Engenharia de Segurança do Trabalho / 01A</text:span></text:p>
      <text:p text:style-name="P1">Data: <text:span text:style-name="T1">07/02/2021</text:span></text:p>
      <text:p text:style-name="P7">Título: <text:span text:style-name="T1">Atividade 1</text:span></text:p>
      <text:p text:style-name="Standard"/>
      <text:p text:style-name="P11"><text:span text:style-name="T13">01)</text:span><text:span text:style-name="T15"> </text:span><text:span text:style-name="T13">Qual o salário médio de um engenheiro de segurança de trabalho? E de um técnico em segurança do trabalho?</text:span></text:p>
      <text:p text:style-name="P11"><text:span text:style-name="T15"/></text:p>
      <text:p text:style-name="P11"><text:span text:style-name="T15"><text:tab/>Segundo pesquisa realizada pelo site </text:span><text:a xlink:type="simple" xlink:href="http://www.salario.com.br/" text:style-name="Internet_20_link" text:visited-style-name="Visited_20_Internet_20_Link"><text:span text:style-name="T16">www.salario.com.br</text:span></text:a><text:span text:style-name="T15">, um engenheiro de </text:span><text:span text:style-name="T16">s</text:span><text:span text:style-name="T15">egurança do </text:span><text:span text:style-name="T16">t</text:span><text:span text:style-name="T15">rabalho ganha em média R$ 7.670,65. Sua faixa salarial está no intervalo de R$ 7.000,92 e R$ 14.978,97.</text:span></text:p>
      <text:p text:style-name="P2"><text:span text:style-name="T1"><text:tab/>O salário médio de um técnico de </text:span><text:span text:style-name="T6">s</text:span><text:span text:style-name="T1">egurança do </text:span><text:span text:style-name="T6">t</text:span><text:span text:style-name="T1">rabalho é </text:span><text:span text:style-name="T2">R$ 2.875,00, segundo o site </text:span><text:a xlink:type="simple" xlink:href="http://www.vagas.com.br/" text:style-name="Internet_20_link" text:visited-style-name="Visited_20_Internet_20_Link"><text:span text:style-name="T6">www.vagas.com.br</text:span></text:a><text:span text:style-name="T2">. Sua faixa salarial está entre R$ 2.131,00 e R$ 3.589,00.</text:span></text:p>
      <text:p text:style-name="P2"><text:span text:style-name="T2"/></text:p>
      <text:p text:style-name="P4">02) Em que tipo (segmento) de indústria/empresa, se contrata engenheiro de segurança?</text:p>
      <text:p text:style-name="P4"/>
      <text:p text:style-name="P4"><text:span text:style-name="T1"><text:tab/>Ainda segundo o site </text:span><text:a xlink:type="simple" xlink:href="http://www.salario.com.br/" text:style-name="Internet_20_link" text:visited-style-name="Visited_20_Internet_20_Link"><text:span text:style-name="T6">www.salario.com.br</text:span></text:a><text:span text:style-name="T1">, os setores onde o engenheiro de </text:span><text:span text:style-name="T6">s</text:span><text:span text:style-name="T1">egurança do </text:span><text:span text:style-name="T6">t</text:span><text:span text:style-name="T1">rabalho mais atua são:</text:span></text:p>
      <text:p text:style-name="P3"><text:span text:style-name="T1">- Construção de Edifícios;</text:span></text:p>
      <text:p text:style-name="P3"><text:span text:style-name="T1">- Serviços de Engenharia;</text:span></text:p>
      <text:p text:style-name="P3"><text:span text:style-name="T1">- Construção de Rodovias e Ferrovias;</text:span></text:p>
      <text:p text:style-name="P3"><text:span text:style-name="T1">- Obras de Montagem Industrial;</text:span></text:p>
      <text:p text:style-name="P3"><text:span text:style-name="T1">- e Atividades de Atentimendo Hospitalar.</text:span></text:p>
      <text:p text:style-name="P3"/>
      <text:p text:style-name="P10"><text:span text:style-name="T11">03) Quais órgãos públicos se contrata engenheiro de segurança?</text:span></text:p>
      <text:p text:style-name="P10"><text:span text:style-name="T11"/></text:p>
      <text:p text:style-name="P10"><text:span text:style-name="T8"><text:tab/></text:span><text:span text:style-name="T2">Uma instituição pública que possua mais de 100 funcionário já está apta a realizar concurso para admissão de um engenheiro de Segurança do Trabalho, portanto, muitos órgãos públicos possuem esses profissionais. </text:span><text:span text:style-name="T3">Como por exemplo, segundo o Sindicato dos Engenheiros no Estado de São Paulo (Seesp), alguns desses profissionais atuam na DRT-SP (</text:span><text:span text:style-name="T10">Delegacia Regional do Trabalho</text:span><text:span text:style-name="T3">), na Sert (Secretaria de Estado do Emprego e Relações do Trabalho), ou atuando como peritos judiciais.</text:span></text:p>
      <text:p text:style-name="P8"><text:span text:style-name="T3"/></text:p>
      <text:p text:style-name="P10"><text:span text:style-name="T12">04)</text:span><text:span text:style-name="T2"> </text:span><text:span text:style-name="T11">Qual a carga horária média de trabalho do engenheiro de segurança?</text:span></text:p>
      <text:p text:style-name="P10"><text:span text:style-name="T2"><text:tab/></text:span><text:span text:style-name="T3">Segundo o site </text:span><text:a xlink:type="simple" xlink:href="http://www.salario.com.br/" text:style-name="Internet_20_link" text:visited-style-name="Visited_20_Internet_20_Link"><text:span text:style-name="T6">www.salario.com.br</text:span></text:a><text:span text:style-name="T3">, a carga horária média de um engenheiro de Segurança do Trabalho é de 39 horas semanais. Essa faixa varia de 33 a 42 horas semanais.</text:span></text:p>
      <text:p text:style-name="P8"><text:span text:style-name="T3"/></text:p>
      <text:p text:style-name="P10"><text:span text:style-name="T12">05)</text:span><text:span text:style-name="T3"> </text:span><text:span text:style-name="T12">Como se obtém o título de engenheiro de segurança do trabalho? É necessário ter diploma de graduação em engenharia?</text:span></text:p>
      <text:p text:style-name="P10"><text:span text:style-name="T12"/></text:p>
      <text:p text:style-name="P10"><text:span text:style-name="T3"><text:tab/>Para obter o título de engenheiro de segurança do trabalho, segundo </text:span><text:span text:style-name="T4">a Lei 7.140 de 27 de novembro de 1985, </text:span><text:span text:style-name="T5">um engenheiro ou arquiteto </text:span><text:span text:style-name="T6">deve </text:span><text:span text:style-name="T5">se especializar nesse assunto, ou seja, estar em nível de pós-graduação. Dessa maneira, esse profissional possuirá o título de engenheiro de segurança do trabalho.</text:span></text:p>
      <text:p text:style-name="P9"><text:span text:style-name="T5"/></text:p>
      <text:p text:style-name="P11"><text:span text:style-name="T14">06) Quais instituições de ensino mais próximas de Brasília oferecem o curso para formação de engenheiro de segurança do trabalho?</text:span></text:p>
      <text:p text:style-name="P11"><text:span text:style-name="T14"/></text:p>
      <text:p text:style-name="P11"><text:span text:style-name="T17"><text:tab/></text:span><text:span text:style-name="T18">De acordo com o site </text:span><text:a xlink:type="simple" xlink:href="http://www.querobolsa.com.br/" text:style-name="Internet_20_link" text:visited-style-name="Visited_20_Internet_20_Link"><text:span text:style-name="T16">www.querobolsa.com.br</text:span></text:a><text:span text:style-name="T18">, </text:span><text:span text:style-name="T16">as </text:span><text:span text:style-name="T18">instituições que ofertam o curso de pós-graduação em Engenharia de Segurança do Trabalho de maneira presencial em Brasília </text:span><text:span text:style-name="T16">são</text:span><text:span text:style-name="T18">:</text:span></text:p>
      <text:list xml:id="list2332632844" text:style-name="WWNum1">
        <text:list-item>
          <text:p text:style-name="P14">UNIP;</text:p>
        </text:list-item>
        <text:list-item>
          <text:p text:style-name="P14">Anhanguera;</text:p>
        </text:list-item>
        <text:list-item>
          <text:p text:style-name="P14">Estácio;</text:p>
        </text:list-item>
        <text:list-item>
          <text:p text:style-name="P14"><text:soft-page-break/>ASEP;</text:p>
        </text:list-item>
        <text:list-item>
          <text:p text:style-name="P12"><text:span text:style-name="T3">IFAM cursos.</text:span></text:p>
        </text:list-item>
      </text:list>
      <text:p text:style-name="P6">07) Qual a duração do curso de formação de engenheiro de segurança do trabalho?</text:p>
      <text:p text:style-name="P6"/>
      <text:p text:style-name="P6"><text:span text:style-name="T1"><text:tab/>Uma pós-graduação nesse assunto costuma durar de 1 a 2 anos, ou seja, período de 2 a 4 semestres, segundo o site </text:span><text:a xlink:type="simple" xlink:href="http://www.querobolsa.com.br/" text:style-name="Internet_20_link" text:visited-style-name="Visited_20_Internet_20_Link"><text:span text:style-name="T1">www.querobolsa.com.br</text:span></text:a><text:span text:style-name="T1">. Somando esse período ao tempo médio necessário <text:s/>para a graduação em engenharia ou arquitetura, temos um intervalo total de 5 a 6 anos.</text:span></text:p>
      <text:p text:style-name="P5"><text:span text:style-name="T1"/></text:p>
      <text:p text:style-name="P6">08) Você tem interesse em ser um engenheiro de segurança do trabalho?</text:p>
      <text:p text:style-name="P6"/>
      <text:p text:style-name="P6"><text:span text:style-name="T7"><text:tab/></text:span><text:span text:style-name="T1">No atual momento não, meu maior desejo é terminar Engenharia de Software e atuar nessa área. Entretando, não deixo de considerar esse cargo pois se mostra muito compatível com minha personalidade e gostos.</text:span></text:p>
      <text:p text:style-name="P3"><text:span text:style-name="T1"/></text:p>
      <text:p text:style-name="P13"><text:span text:style-name="T1"><text:s/>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arial" style:family="paragraph" style:parent-style-name="Standard">
      <style:text-properties style:font-name="Ubuntu Mono" fo:font-family="'Ubuntu Mono'" style:font-pitch="fixed" fo:font-weight="bold" officeooo:rsid="000fee05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7T15:57:08.326870264</meta:creation-date>
    <dc:date>2021-02-07T17:45:31.331132112</dc:date>
    <meta:editing-duration>PT9M11S</meta:editing-duration>
    <meta:editing-cycles>1</meta:editing-cycles>
    <meta:document-statistic meta:table-count="0" meta:image-count="0" meta:object-count="0" meta:page-count="2" meta:paragraph-count="33" meta:word-count="502" meta:character-count="3144" meta:non-whitespace-character-count="2668"/>
    <meta:generator>LibreOffice/6.4.6.2$Linux_X86_64 LibreOffice_project/40$Build-2</meta:generator>
  </office:meta>
</office:document-meta>
</file>